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c69b" officeooo:paragraph-rsid="0015c69b"/>
    </style:style>
    <style:style style:name="P2" style:family="paragraph" style:parent-style-name="Standard">
      <style:text-properties officeooo:rsid="0016d110" officeooo:paragraph-rsid="0016d110"/>
    </style:style>
    <style:style style:name="P3" style:family="paragraph" style:parent-style-name="Standard">
      <style:text-properties officeooo:rsid="0016d4e7" officeooo:paragraph-rsid="0016f932"/>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6f5d7"/>
    </style:style>
    <style:style style:name="T4" style:family="text">
      <style:text-properties style:text-underline-style="none" officeooo:rsid="0016f9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from test using FastCommRead.py</text:p>
      <text:p text:style-name="P1"/>
      <text:p text:style-name="P1">Sending request, reading and translating response appears to take 2-5 seconds. A script for more exact timing is necessary, although this is probably also related to the timeout parameter of the serial object.</text:p>
      <text:p text:style-name="P1"/>
      <text:p text:style-name="P1">With thermostat set to 120 degrees F:</text:p>
      <text:p text:style-name="P1">Etot = 3630 Wh</text:p>
      <text:p text:style-name="P1">Element turns on as soon as energy capacity reaches 900 Wh (24.79%), it does not matter if this occurs due to water usage or ambient losses. Energy capacity seems to track draw events very closely (does not take long to change to new stable value after event). Once element activates, it stays on until shortly after energy capacity reaches zero.</text:p>
      <text:p text:style-name="P1"/>
      <text:p text:style-name="P1">With thermostat set to 130 degrees F:</text:p>
      <text:p text:style-name="P1">Etot = 4356 Wh</text:p>
      <text:p text:style-name="P2">Element sign on display goes off before Power reading switches to zero. Initial 2 gallon draw causes capacity to go directly from 0 to 375 around one minute after the event. The second 2 gallon draw causes capacity to go from 375 to 600 almost immediately, and then to 825 after a minute. <text:span text:style-name="T1">Element turns back on as soon as capacity reaches 900 Wh (20.66%).</text:span><text:span text:style-name="T2"> Temperatures are: [132.125, 131.9, 131.9, 131.5616, 111.9866].</text:span></text:p>
      <text:p text:style-name="P2"/>
      <text:p text:style-name="P2"><text:span text:style-name="T2">With thermostat set to 110 degrees F:</text:span></text:p>
      <text:p text:style-name="P2"><text:span text:style-name="T2">Element immediately turns off (is well over setpoint from previous experiment at 130).</text:span></text:p>
      <text:p text:style-name="P2"><text:span text:style-name="T2">Etot = 2904 Wh</text:span></text:p>
      <text:p text:style-name="P3"><text:span text:style-name="T2">A large amount of water was drawn to bring the temperature down. This resulted in extreme stratification ([131.675, 131.45, 131.45, 116.4866, 102.7616]). Even though the top of the tank is still more than 20 degrees above the setpoint, an energy capacity of 225 Wh is reported. Energy capacity continues to increase without any draw events (assumption: heat is slowly redistributing throughout tank). </text:span><text:span text:style-name="T3">Stratification does not change for the rest of the experiment – further draw events only lower the temperature in the bottom of the tank ([130.1, 129.65, 118.5116, 98.4866, 92.975]). Element activates as soon as capacity reaches 900 Wh (30.99%). The activated element is clearly the bottom one, as the bottom temperatures begin rapidly increasing. </text:span><text:span text:style-name="T4">Temp check after reaching zero capacity: [130.1, 129.3116, 115.3616, 114.0116, 11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9:39:22.058612428</meta:creation-date>
    <dc:date>2018-06-04T21:38:14.218399424</dc:date>
    <meta:editing-duration>PT58M8S</meta:editing-duration>
    <meta:editing-cycles>2</meta:editing-cycles>
    <meta:generator>LibreOffice/4.3.3.2$Linux_ARM_EABI LibreOffice_project/430m0$Build-2</meta:generator>
    <meta:document-statistic meta:table-count="0" meta:image-count="0" meta:object-count="0" meta:page-count="1" meta:paragraph-count="12" meta:word-count="342" meta:character-count="2083" meta:non-whitespace-character-count="1752"/>
  </office:meta>
</office:document-meta>
</file>